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8"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Text_20_body">
      <style:paragraph-properties fo:text-align="end" style:justify-single-word="false"/>
      <style:text-properties fo:font-size="16pt" style:font-size-asian="16pt" style:font-size-complex="16pt"/>
    </style:style>
    <style:style style:name="P8"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9" style:family="paragraph" style:parent-style-name="Table_20_Contents">
      <style:text-properties fo:color="#ffffff" style:font-name="Arial"/>
    </style:style>
    <style:style style:name="P10" style:family="paragraph" style:parent-style-name="Table_20_Contents">
      <style:text-properties style:font-name="Arial"/>
    </style:style>
    <style:style style:name="P11" style:family="paragraph" style:parent-style-name="Figure">
      <style:paragraph-properties fo:text-align="center" style:justify-single-word="false"/>
    </style:style>
    <style:style style:name="P12" style:family="paragraph" style:parent-style-name="Standard" style:list-style-name="L1"/>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text-properties fo:font-style="normal" style:font-style-asian="normal" style:font-style-complex="normal"/>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Heading_20_2" style:list-style-name="">
      <style:paragraph-properties fo:margin-left="0.4925in" fo:margin-right="0in" fo:text-indent="0in" style:auto-text-indent="false"/>
    </style:style>
    <style:style style:name="P18" style:family="paragraph" style:parent-style-name="Heading_20_1">
      <style:paragraph-properties fo:break-before="page"/>
    </style:style>
    <style:style style:name="P19" style:family="paragraph" style:parent-style-name="Heading_20_1" style:list-style-name="">
      <style:paragraph-properties fo:break-before="page"/>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agraph-properties text:enable-numbering="false" fo:margin-left="0in" fo:margin-right="0in" fo:margin-top="0in" fo:margin-bottom="0in" fo:line-height="100%" fo:text-align="center" fo:text-indent="0in"/>
    </style:style>
    <style:style style:name="P2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indent="0in"/>
    </style:style>
    <style:style style:name="P2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8"/>
      <text:p text:style-name="P8"/>
      <text:p text:style-name="P8"/>
      <text:p text:style-name="P8"/>
      <text:p text:style-name="P8">The Advanced JTAG Bridge</text:p>
      <text:p text:style-name="P7"/>
      <text:p text:style-name="P7"/>
      <text:p text:style-name="P7"/>
      <text:p text:style-name="P7"/>
      <text:p text:style-name="P7"/>
      <text:p text:style-name="P7">Nathan Yawn</text:p>
      <text:p text:style-name="P7"><text:a xlink:type="simple" xlink:href="mailto:nathan.yawn@epfl.ch">nathan.yawn@opencores.org</text:a></text:p>
      <text:p text:style-name="P7">November 7, 2010</text:p>
      <text:p text:style-name="P7"/>
      <text:p text:style-name="P7"/>
      <text:p text:style-name="P7"/>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Rev</text:p>
          </table:table-cell>
          <table:table-cell table:style-name="Table5.A1" office:value-type="string">
            <text:p text:style-name="P9">Date</text:p>
          </table:table-cell>
          <table:table-cell table:style-name="Table5.A1" office:value-type="string">
            <text:p text:style-name="P9">Author</text:p>
          </table:table-cell>
          <table:table-cell table:style-name="Table5.D1" office:value-type="string">
            <text:p text:style-name="P9">Comments</text:p>
          </table:table-cell>
        </table:table-row>
        <table:table-row>
          <table:table-cell table:style-name="Table5.A2" office:value-type="string">
            <text:p text:style-name="P10">1.0</text:p>
          </table:table-cell>
          <table:table-cell table:style-name="Table5.A2" office:value-type="string">
            <text:p text:style-name="P10">28/7/2008</text:p>
          </table:table-cell>
          <table:table-cell table:style-name="Table5.A2" office:value-type="string">
            <text:p text:style-name="P10">Nathan Yawn</text:p>
          </table:table-cell>
          <table:table-cell table:style-name="Table5.D2" office:value-type="string">
            <text:p text:style-name="P10">Initial version</text:p>
          </table:table-cell>
        </table:table-row>
        <table:table-row>
          <table:table-cell table:style-name="Table5.A2" office:value-type="string">
            <text:p text:style-name="P10">1.1</text:p>
          </table:table-cell>
          <table:table-cell table:style-name="Table5.A2" office:value-type="string">
            <text:p text:style-name="P10">14/6/2009</text:p>
          </table:table-cell>
          <table:table-cell table:style-name="Table5.A2" office:value-type="string">
            <text:p text:style-name="P10">NY</text:p>
          </table:table-cell>
          <table:table-cell table:style-name="Table5.D2" office:value-type="string">
            <text:p text:style-name="P10">Legacy dbg unit support, improved BSDL section, Apx. B</text:p>
          </table:table-cell>
        </table:table-row>
        <table:table-row>
          <table:table-cell table:style-name="Table5.A2" office:value-type="string">
            <text:p text:style-name="P10">1.2</text:p>
          </table:table-cell>
          <table:table-cell table:style-name="Table5.A2" office:value-type="string">
            <text:p text:style-name="P10">14/7/2009</text:p>
          </table:table-cell>
          <table:table-cell table:style-name="Table5.A2" office:value-type="string">
            <text:p text:style-name="P10">NY</text:p>
          </table:table-cell>
          <table:table-cell table:style-name="Table5.D2" office:value-type="string">
            <text:p text:style-name="P10">Support for FT2232 cables documented</text:p>
          </table:table-cell>
        </table:table-row>
        <table:table-row>
          <table:table-cell table:style-name="Table5.A2" office:value-type="string">
            <text:p text:style-name="P10">1.3</text:p>
          </table:table-cell>
          <table:table-cell table:style-name="Table5.A2" office:value-type="string">
            <text:p text:style-name="P10">17/1/2010</text:p>
          </table:table-cell>
          <table:table-cell table:style-name="Table5.A2" office:value-type="string">
            <text:p text:style-name="P10">NY</text:p>
          </table:table-cell>
          <table:table-cell table:style-name="Table5.D2" office:value-type="string">
            <text:p text:style-name="P10">Added comment on alternate USB-Blaster driver</text:p>
          </table:table-cell>
        </table:table-row>
        <table:table-row>
          <table:table-cell table:style-name="Table5.A2" office:value-type="string">
            <text:p text:style-name="P10">1.4</text:p>
          </table:table-cell>
          <table:table-cell table:style-name="Table5.A2" office:value-type="string">
            <text:p text:style-name="P10">29/3/2010</text:p>
          </table:table-cell>
          <table:table-cell table:style-name="Table5.A2" office:value-type="string">
            <text:p text:style-name="P10">NY</text:p>
          </table:table-cell>
          <table:table-cell table:style-name="Table5.D2" office:value-type="string">
            <text:p text:style-name="P10">Added info on JTAG serial port server</text:p>
          </table:table-cell>
        </table:table-row>
        <table:table-row>
          <table:table-cell table:style-name="Table5.A2" office:value-type="string">
            <text:p text:style-name="P10">1.5</text:p>
          </table:table-cell>
          <table:table-cell table:style-name="Table5.A2" office:value-type="string">
            <text:p text:style-name="P10">31/7/2010</text:p>
          </table:table-cell>
          <table:table-cell table:style-name="Table5.A2" office:value-type="string">
            <text:p text:style-name="P10">NY</text:p>
          </table:table-cell>
          <table:table-cell table:style-name="Table5.D2" office:value-type="string">
            <text:p text:style-name="P10">Added info on hardware watchpoint server</text:p>
          </table:table-cell>
        </table:table-row>
        <table:table-row>
          <table:table-cell table:style-name="Table5.A8" office:value-type="float" office:value="1.6">
            <text:p text:style-name="P10">1.6</text:p>
          </table:table-cell>
          <table:table-cell table:style-name="Table5.B8" office:value-type="date" office:date-value="2010-02-11">
            <text:p text:style-name="P10">02/11/10</text:p>
          </table:table-cell>
          <table:table-cell table:style-name="Table5.A2" office:value-type="string">
            <text:p text:style-name="P10">NY</text:p>
          </table:table-cell>
          <table:table-cell table:style-name="Table5.D2" office:value-type="string">
            <text:p text:style-name="P10">Added info on reworked ft245 driver</text:p>
          </table:table-cell>
        </table:table-row>
        <table:table-row>
          <table:table-cell table:style-name="Table5.A8" office:value-type="float" office:value="1.7">
            <text:p text:style-name="P10">1.7</text:p>
          </table:table-cell>
          <table:table-cell table:style-name="Table5.B8" office:value-type="date" office:date-value="2010-07-11">
            <text:p text:style-name="P10">07/11/10</text:p>
          </table:table-cell>
          <table:table-cell table:style-name="Table5.A2" office:value-type="string">
            <text:p text:style-name="P10">NY</text:p>
          </table:table-cell>
          <table:table-cell table:style-name="Table5.D2" office:value-type="string">
            <text:p text:style-name="P10">Added info on GDB and hardware watchpoints</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1.Function<text:tab/>5</text:p>
          <text:p text:style-name="P16">1.1.Overview<text:tab/>5</text:p>
          <text:p text:style-name="P16">1.2.TAP Drivers<text:tab/>6</text:p>
          <text:p text:style-name="P20">1.2.1.Standalone JTAG TAP<text:tab/>6</text:p>
          <text:p text:style-name="P20">1.2.2.Altera Virtual JTAG<text:tab/>6</text:p>
          <text:p text:style-name="P20">1.2.3.Xilinx internal BSCAN<text:tab/>7</text:p>
          <text:p text:style-name="P20">1.2.4.Actel UJTAG<text:tab/>7</text:p>
          <text:p text:style-name="P16">1.3.Cable Drivers<text:tab/>7</text:p>
          <text:p text:style-name="P20">1.3.1.XPC3<text:tab/>7</text:p>
          <text:p text:style-name="P20">1.3.2.XESS<text:tab/>8</text:p>
          <text:p text:style-name="P20">1.3.3.USB-Blaster<text:tab/>8</text:p>
          <text:p text:style-name="P20">1.3.4.FT245<text:tab/>8</text:p>
          <text:p text:style-name="P20">1.3.5.Xilinx Platform Cable USB (DLC9)<text:tab/>8</text:p>
          <text:p text:style-name="P20">1.3.6.FT2232<text:tab/>8</text:p>
          <text:p text:style-name="P20">1.3.7.VPI Simulation<text:tab/>9</text:p>
          <text:p text:style-name="P20">1.3.8.RTL Simulation<text:tab/>9</text:p>
          <text:p text:style-name="P16">1.4.BSDL Parsing<text:tab/>9</text:p>
          <text:p text:style-name="P16">1.5.RSP Server<text:tab/>9</text:p>
          <text:p text:style-name="P16">1.6.JSP Server<text:tab/>10</text:p>
          <text:p text:style-name="P16">1.7.HWP server<text:tab/>10</text:p>
          <text:p text:style-name="P15">2.Syntax<text:tab/>11</text:p>
          <text:p text:style-name="P16">2.1.Usage examples<text:tab/>14</text:p>
          <text:p text:style-name="P15">3.See also<text:tab/>15</text:p>
          <text:p text:style-name="P15">Appendix A: <text:s/>Simulator Connections<text:tab/>16</text:p>
          <text:p text:style-name="P16">File IO<text:tab/>16</text:p>
          <text:p text:style-name="P16">VPI IO<text:tab/>16</text:p>
          <text:p text:style-name="P15">Appendix B: <text:s/>Code Structure<text:tab/>18</text:p>
        </text:index-body>
      </text:table-of-content>
      <text:p text:style-name="Standard"/>
      <text:p text:style-name="Standard"/>
      <text:p text:style-name="Standard"/>
      <text:p text:style-name="Standard"/>
      <text:list xml:id="list587889709" text:style-name="Numbering_20_1">
        <text:list-item>
          <text:p text:style-name="P18">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experimental as of this writing). <text:s/>The adv_jtag_bridge program includes drivers for each of these TAPs. <text:s/>See the <text:span text:style-name="T2">TAP Drivers</text:span> section for details on each of these TAP devices.</text:p>
      <text:p text:style-name="Standard"><text:tab/>The adv_jtag_bridge program includes drivers for the CPU debug interface and the Wishbone interface present in the advanced debug core. <text:s/>The CPU driver is used to stall and restart the processor, <text:s/>to take control at breakpoints, and to read and set the values of CPU registers.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Hardware watchpoints are fully supported by adv_jtag_bridge. <text:s/>The program supports hardware breakpoint and watchpoints requests from GDB, including program address breakpoints, data address read watchpoints, data address write watchpoints, and data address access watchpoints. <text:s/>See the GDB manual for the appropriate GDB syntax for using these features. <text:s/>Software breakpoints are also supported.</text:p>
      <text:p text:style-name="Standard"><text:tab/>Because some OR100 debug unit features are highly processor-specific in nature, they are not supported by GDB. <text:s/>These features include data value comparison, watchpoint chaining, and the debug unit counters. <text:s/>As such, the complete hardware watchpoint functionality is supported by a different mechanism. <text:s/>The adv_jtag_bridge uses a second network server port, different than the one GDB connects to. <text:s text:c="2"/>This second server (called the “HWP Server”) is designed to handle client programs specifically written for controlling OR1000 hardware watchpoints. <text:s/>See the section on the HWP server for more detail.</text:p>
      <text:p text:style-name="Standard"><text:tab/>The adv_jtag_bridge includes drivers for the JTAG Serial Port (JSP), a feature of the adv_dbg_if debug hardware core. <text:s/>The JSP hardware appears as a (mostly) 16550-compatible UART on the SoC's WishBone bus. <text:s/>However, instead of transferring data through a UART over an external <text:soft-page-break/>RS232 cable, the data is transferred via JTAG to the adv_jtag_bridge. <text:s/>The adv_jtag_bridge program acts as a telnet server which a user can connect to using any telnet client program, allowing the user to send and receive data via the JSP.</text:p>
      <text:p text:style-name="Standard"><text:tab/>At startup, adv_jtag_bridge probes for the cable specified on the command line, and attempts to identify all devices in the JTAG chain. <text:s/>The device chain information is printed to the console to assist 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list xml:id="list772549861" text:continue-numbering="true" text:style-name="Numbering_20_1">
        <text:list-item>
          <text:list>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xml:id="list1965335110" text:continue-numbering="true" text:style-name="Numbering_20_1">
        <text:list-item>
          <text:list>
            <text:list-item>
              <text:list>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xml:id="list217144379" text:continue-numbering="true" text:style-name="Numbering_20_1">
        <text:list-item>
          <text:list>
            <text:list-item>
              <text:list>
                <text:list-item>
                  <text:p text:style-name="Heading_20_3">Altera Virtual JTAG</text:p>
                </text:list-item>
              </text:list>
            </text:list-item>
          </text:list>
        </text:list-item>
      </text:list>
      <text:p text:style-name="Standard"><text:tab/>This device is used in Altera FPGAs to give internal devices / cores access to the chip's JTAG <text:soft-page-break/>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xml:id="list1942601222" text:continue-numbering="true" text:style-name="Numbering_20_1">
        <text:list-item>
          <text:list>
            <text:list-item>
              <text:list>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xml:id="list2172831613" text:continue-numbering="true" text:style-name="Numbering_20_1">
        <text:list-item>
          <text:list>
            <text:list-item>
              <text:list>
                <text:list-item>
                  <text:p text:style-name="Heading_20_3">Actel UJTAG</text:p>
                </text:list-item>
              </text:list>
            </text:list-item>
          </text:list>
        </text:list-item>
      </text:list>
      <text:p text:style-name="Standard"><text:tab/>This device is experimental as of this writing, and the adv_jtag_bridge program does not include any special drivers for this TAP. <text:s/>One of a wide range of IR values may be used as the DEBUG command in this core (the default is 0x44). <text:s/>The user must supply the correct value to enable the debug unit on the command line using the <text:span text:style-name="T1">-c</text:span> option.</text:p>
      <text:list xml:id="list388425232" text:continue-numbering="true" text:style-name="Numbering_20_1">
        <text:list-item>
          <text:list>
            <text:list-item>
              <text:p text:style-name="Heading_20_2">Cable Drivers</text:p>
            </text:list-item>
          </text:list>
        </text:list-item>
      </text:list>
      <text:p text:style-name="Standard">Several different communication drivers are supported by adv_jtag_bridge. <text:s/>These are listed and described below.</text:p>
      <text:list xml:id="list882988548" text:continue-numbering="true" text:style-name="Numbering_20_1">
        <text:list-item>
          <text:list>
            <text:list-item>
              <text:list>
                <text:list-item>
                  <text:p text:style-name="Heading_20_3">XPC3</text:p>
                </text:list-item>
              </text:list>
            </text:list-item>
          </text:list>
        </text:list-item>
      </text:list>
      <text:p text:style-name="Standard"><text:tab/>This is a driver for the Xilinx Parallel Cable, version III. <text:s/>This is a bit-banging parallel-to-JTAG <text:soft-page-break/>adapter. <text:s/>This may also work with version IV cables in low-speed 'compatibility mode'. <text:s/>The command line name is “xpc3”. </text:p>
      <text:p text:style-name="Standard"><text:tab/>The XPC3 driver includes an option in the Makefile which allows the user to limit the clock rate to the cable. <text:s/>While many XPC3 cables will work as fast as the parallel port can drive them, some (clones in particular) will fail at these high clock rates. <text:s/>The options for the limiting scheme are “sleep wait,” “timer wait,” and “no wait.” <text:s/>In the “sleep wait” scheme, the driver uses a call to an OS-level sleep function. <text:s/>However, this has been observed to sleep for orders of magnitude more than desired in multiple cases, leading to very poor performance. <text:s/>The “timer wait” scheme uses a busy-wait loop which polls a timer. <text:s/>While this has been reported to give a clock rate close to the ideal 200kHz, it may also use significant CPU resources. <text:s/>The “no wait” option does nothing to limit the clock rate, and runs the cable at the maximum possible speed. <text:s/>The default option is “timer wait.”</text:p>
      <text:list xml:id="list693845981" text:continue-numbering="true" text:style-name="Numbering_20_1">
        <text:list-item>
          <text:list>
            <text:list-item>
              <text:list>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 <text:s/>Note that the delay option chosen for the XPC3 cable (described in the previous section) will also be used by the XESS driver.</text:p>
      <text:list xml:id="list714387961" text:continue-numbering="true" text:style-name="Numbering_20_1">
        <text:list-item>
          <text:list>
            <text:list-item>
              <text:list>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xml:id="list689065494" text:continue-numbering="true" text:style-name="Numbering_20_1">
        <text:list-item>
          <text:list>
            <text:list-item>
              <text:list>
                <text:list-item>
                  <text:p text:style-name="Heading_20_3">FT245</text:p>
                </text:list-item>
              </text:list>
            </text:list-item>
          </text:list>
        </text:list-item>
      </text:list>
      <text:p text:style-name="Standard"><text:tab/>This driver supports cables based on the FT245 chip from Future Technology Devices (FTDI), including the Altera USB-Blaster. <text:s/>While the standard “usbblaster” driver works for most USB-Blaster cables, some users have reported failures. <text:s/>The FT245 driver has been reported to work with these cables, as well as ordinary USB-Blaster cables. <text:s/>This driver includes support for the high-speed modes of the FT245. <text:s/>The FT245 driver requires both the 'libusb' and 'libftdi' shared libraries. <text:s/>The command-line name is “ft245”.</text:p>
      <text:list xml:id="list1177114977" text:continue-numbering="true" text:style-name="Numbering_20_1">
        <text:list-item>
          <text:list>
            <text:list-item>
              <text:list>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list xml:id="list566016012" text:continue-numbering="true" text:style-name="Numbering_20_1">
        <text:list-item>
          <text:list>
            <text:list-item>
              <text:list>
                <text:list-item>
                  <text:p text:style-name="Heading_20_3">FT2232</text:p>
                </text:list-item>
              </text:list>
            </text:list-item>
          </text:list>
        </text:list-item>
      </text:list>
      <text:p text:style-name="Standard"><text:tab/>This driver <text:s/>supports a number of cables which are based on the FT2232 chip from FTDI. <text:s/>This driver requires both the “libusb” and “libftdi” libraries be installed. <text:s/>The command-line name is “ft2232”.</text:p>
      <text:list xml:id="list185596585" text:continue-numbering="true" text:style-name="Numbering_20_1">
        <text:list-item>
          <text:list>
            <text:list-item>
              <text:list>
                <text:list-item>
                  <text:p text:style-name="Heading_20_3"><text:soft-page-break/>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xml:id="list1804135872" text:continue-numbering="true" text:style-name="Numbering_20_1">
        <text:list-item>
          <text:list>
            <text:list-item>
              <text:list>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xml:id="list1123907179" text:continue-numbering="true" text:style-name="Numbering_20_1">
        <text:list-item>
          <text:list>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xml:id="list1508470424" text:continue-numbering="true" text:style-name="Numbering_20_1">
        <text:list-item>
          <text:list>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hardware watchpoints and the asynchronous break.</text:p>
      <text:list xml:id="list52620379" text:continue-numbering="true" text:style-name="Numbering_20_1">
        <text:list-item>
          <text:list>
            <text:list-item>
              <text:p text:style-name="Heading_20_2"><text:soft-page-break/>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cleanly through the JSP server in both directions.</text:p>
      <text:p text:style-name="Standard"><text:tab/>Note that adv_jtag_bridge will poll the JSP hardware continuously while the target CPU is running. <text:s/>As such, you may wish to disable the JSP when not in use, for performance reas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xml:id="list1714310113" text:continue-numbering="true" text:style-name="Numbering_20_1">
        <text:list-item>
          <text:list>
            <text:list-item>
              <text:p text:style-name="Heading_20_2">HWP server</text:p>
            </text:list-item>
          </text:list>
        </text:list-item>
      </text:list>
      <text:p text:style-name="Standard"><text:tab/>The HWP server is used to support hardware breakpoints and watchpoints, and the hardware watchpoint counters. GDB (and adv_jtag_bridge) can be used to set hardware breakpoints at instruction fetch addresses, and hardware watchpoints when an address is read, written, or accessed (read or written). <text:s/>However, the OR1000 CPU debug unit also includes the capability to break when a particular data value is read, the capability to chain multiple watchpoints, and two watchpoint counters. <text:s/>By creating a separate server socket, adv_jtag_bridge allows a hardware-specific OR1000 hardware watchpoint control client program to be used, in parallel with GDB, to control the complete functionality of the OR1000 CPU debug unit.</text:p>
      <text:p text:style-name="Standard"><text:tab/>The HWP server is very similar to the RSP server which GDB connects to. <text:s/>The RSP protocol (including RSP packet encoding) is used for transactions with the HWP server. <text:s/>However, only the “p”, “P”, and “?” packet types are supported. <text:s/>The “p” and “P” packets are used to read and write a single register, respectively, exactly as in the RSP server. <text:s/>The “?” packet functions differently; if the target CPU is stopped, then the HWP server will respond with an “S” packet, indicating that the target is stopped and the exception which stopped it. <text:s/>However, if the target is running, then the HWP server will return a packet with the content “RUN”. <text:s/>A client program should always check that the target CPU is stopped before modifying registers by using this mechanism.</text:p>
      <text:p text:style-name="Standard"><text:tab/>Note that the target CPU cannot be started or stopped from the HWP interface. <text:s/>It is intended that GDB will be used to stop the target, then the HWP client program can be used to set up hardware watchpoints. <text:s/>GDB can then be used again to start the CPU, and control will be returned to GDB when a hardware watchpoint triggers a break. <text:s/>The HWP client can then be used to read the status of the hardware watchpoints registers.</text:p>
      <text:p text:style-name="Standard"><text:tab/>The CPU watchpoint hardware must be shared by both GDB and the HWP server. <text:s/>The adv_jtag_bridge program tracks which watchpoints are set up through the HWP server. <text:s/>When GDB requests a hardware watchpoint, adv_jtag_bridge can then allocate one which is not in use by the HWP client. <text:s/>The program defines a watchpoint as not in use by an HWP client if either the comparison target or the comparison type is set to 0 (disabled) in the watchpoint's DCR register.</text:p>
      <text:p text:style-name="Standard"><text:soft-page-break/><text:tab/> GDB will only request a hardware watchpoint as part of a 'step' or 'continue' command, and will clear the watchpoint as soon as the CPU stops. <text:s/>This means that GDB never 'owns' any of the watchpoint hardware while the CPU is stopped (when the HWP client is used). <text:s/>Note that to clear a GDB-requested watchpoint, adv_jtag_bridge only clears the 'break on' bit. <text:s/>This means that if you are using both GDB and an HWP client to control the hardware watchpoints, you may see changes to the configurations of some (unused) watchpoints in the HWP client – this is due to the watchpoints being configured for GDB.</text:p>
      <text:p text:style-name="Standard"><text:tab/>No address translation is done by the HWP server, register addresses are passed through directly to the OR1200 CPU. <text:s/>The HWP client program should use the register addresses listed in the OR1000 architecture manual in order to access the processor's debug unit registers.</text:p>
      <text:p text:style-name="Standard"><text:tab/>The HWP server is started immediately following the start of the RSP server. <text:s/>By default, the HWP server is started on TCP port 9928. <text:s/>The port number may be overridden on the command line by using the <text:span text:style-name="T1">-w</text:span> option. <text:s/>Note that the HWP server will check whether there are any hardware watchpoints present on the target system at startup – if no watchpoints are present, then the HWP server will not be started.</text:p>
      <text:list xml:id="list1468745645" text:continue-numbering="true" text:style-name="Numbering_20_1">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w [port number]</text:span> : Specifies the TCP port number where the HWP hardware watchpoint server will be started. <text:s/>If not specified, a default of 9928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oft-page-break/><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text:soft-page-break/></text:p>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P2">ft245</text:p>
      <text:p text:style-name="Standard"/>
      <text:p text:style-name="Standard">Options: </text:p>
      <text:p text:style-name="Standard"><text:tab/>No options.</text:p>
      <text:p text:style-name="Standard"/>
      <text:p text:style-name="P2">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list xml:id="list1100761233" text:continue-numbering="true" text:style-name="Numbering_20_1">
        <text:list-item>
          <text:list>
            <text:list-item>
              <text:p text:style-name="Heading_20_2"><text:soft-page-break/>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xml:id="list1388612229" text:continue-numbering="true" text:style-name="Numbering_20_1">
        <text:list-item>
          <text:p text:style-name="P18">See also</text:p>
        </text:list-item>
      </text:list>
      <text:list xml:id="list302096976" text:style-name="L1">
        <text:list-item>
          <text:p text:style-name="P13">Debugging System for OpenRisc 1000-based Systems</text:p>
        </text:list-item>
        <text:list-item>
          <text:p text:style-name="P12">IEEE Std. 1149.1 (JTAG TAP and Boundary Scan Architecture)</text:p>
        </text:list-item>
        <text:list-item>
          <text:p text:style-name="P12">The Advanced Debug Interface (<text:span text:style-name="T1">adv_dbg_if</text:span>) core documentation</text:p>
        </text:list-item>
        <text:list-item>
          <text:p text:style-name="P12">Advanced Debug System <text:span text:style-name="T1">jtag</text:span> core documentation</text:p>
        </text:list-item>
        <text:list-item>
          <text:p text:style-name="P12"><text:span text:style-name="T1">altera_virtual_jtag</text:span> core documentation</text:p>
        </text:list-item>
        <text:list-item>
          <text:p text:style-name="P12"><text:span text:style-name="T1">xilinx_internal_bscan</text:span> core documentation</text:p>
        </text:list-item>
        <text:list-item>
          <text:p text:style-name="P12"><text:span text:style-name="T1">actel_ujtag</text:span> core documentation</text:p>
        </text:list-item>
        <text:list-item>
          <text:p text:style-name="P12">Altera's <text:span text:style-name="T2">sld_virtual_jtag Megafunction User Guide</text:span></text:p>
        </text:list-item>
        <text:list-item>
          <text:p text:style-name="P14">Actel's UJTAG application notes</text:p>
        </text:list-item>
      </text:list>
      <text:p text:style-name="Standard"/>
      <text:p text:style-name="Standard"/>
      <text:p text:style-name="P19">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17">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17">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19">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22" draw:id="id9" svg:width="0.9004in" svg:height="0.5835in" svg:x="1.2181in" svg:y="5.1398in"><text:p text:style-name="P21"><text:span text:style-name="T4">cable</text:span></text:p><text:p text:style-name="P21"><text:span text:style-name="T4">parallel</text:span></text:p></draw:rect><draw:rect draw:style-name="gr2" draw:text-style-name="P22" draw:id="id7" svg:width="1.0004in" svg:height="0.5835in" svg:x="2.2181in" svg:y="5.1398in"><text:p text:style-name="P21"><text:span text:style-name="T4">cable</text:span></text:p><text:p text:style-name="P21"><text:span text:style-name="T4">usbblaster</text:span></text:p></draw:rect><draw:rect draw:style-name="gr2" draw:text-style-name="P22" draw:id="id8" svg:width="0.9169in" svg:height="0.5835in" svg:x="3.3016in" svg:y="5.1398in"><text:p text:style-name="P21"><text:span text:style-name="T4">cable</text:span></text:p><text:p text:style-name="P21"><text:span text:style-name="T4">...</text:span></text:p></draw:rect><draw:rect draw:style-name="gr2" draw:text-style-name="P22" draw:id="id6" svg:width="1.0004in" svg:height="0.5835in" svg:x="2.2181in" svg:y="4.0563in"><text:p text:style-name="P21"><text:span text:style-name="T4">cable</text:span></text:p><text:p text:style-name="P21"><text:span text:style-name="T4">common</text:span></text:p></draw:rect><draw:rect draw:style-name="gr2" draw:text-style-name="P22" draw:id="id5" svg:width="1.0004in" svg:height="0.7504in" svg:x="2.2181in" svg:y="3.1398in"><text:p text:style-name="P21"><text:span text:style-name="T4">chain</text:span></text:p><text:p text:style-name="P21"><text:span text:style-name="T4">commands</text:span></text:p></draw:rect><draw:rect draw:style-name="gr2" draw:text-style-name="P22" draw:id="id3" svg:width="0.9169in" svg:height="0.5835in" svg:x="1.635in" svg:y="2.0563in"><text:p text:style-name="P21"><text:span text:style-name="T4">adv_dbg</text:span></text:p><text:p text:style-name="P21"><text:span text:style-name="T4">commands</text:span></text:p></draw:rect><draw:rect draw:style-name="gr2" draw:text-style-name="P23" draw:id="id4" svg:width="0.9169in" svg:height="0.5835in" svg:x="2.9681in" svg:y="2.0563in"><text:p text:style-name="P21"><text:span text:style-name="T4">legacy_dbg</text:span></text:p><text:p text:style-name="P21"><text:span text:style-name="T4">commands</text:span></text:p></draw:rect><draw:rect draw:style-name="gr2" draw:text-style-name="P22" draw:id="id2" svg:width="0.9169in" svg:height="0.5004in" svg:x="2.3016in" svg:y="1.1398in"><text:p text:style-name="P21"><text:span text:style-name="T4">dbg_api</text:span></text:p></draw:rect><draw:rect draw:style-name="gr2" draw:text-style-name="P23" draw:id="id1" svg:width="0.9169in" svg:height="0.5996in" svg:x="3.5516in" svg:y="0.1398in"><text:p text:style-name="P21"><text:span text:style-name="T4">RSP</text:span></text:p><text:p text:style-name="P21"><text:span text:style-name="T4">server</text:span></text:p></draw:rect><draw:rect draw:style-name="gr3" draw:text-style-name="P22" draw:id="id11" svg:width="0.9169in" svg:height="0.7504in" svg:x="4.7181in" svg:y="3.1398in"><text:p text:style-name="P21"><text:span text:style-name="T4">adv_jtag</text:span></text:p><text:p text:style-name="P21"><text:span text:style-name="T4">bridge</text:span></text:p><text:p text:style-name="P21"><text:span text:style-name="T4">(main)</text:span></text:p></draw:rect><draw:rect draw:style-name="gr2" draw:text-style-name="P22" draw:id="id10" svg:width="0.9169in" svg:height="0.5004in" svg:x="4.7181in" svg:y="1.1398in"><text:p text:style-name="P21"><text:span text:style-name="T4">or32</text:span></text:p><text:p text:style-name="P21"><text:span text:style-name="T4">selftest</text:span></text:p></draw:rect><draw:rect draw:style-name="gr2" draw:text-style-name="P22" draw:id="id12" svg:width="0.9169in" svg:height="0.5835in" svg:x="4.7181in" svg:y="4.1398in"><text:p text:style-name="P21"><text:span text:style-name="T4">BSDL</text:span></text:p></draw:rect><draw:connector draw:style-name="gr4" draw:text-style-name="P23" svg:x1="4.0098in" svg:y1="0.739in" svg:x2="2.7598in" svg:y2="1.1398in" draw:start-shape="id1" draw:start-glue-point="2" draw:end-shape="id2" draw:end-glue-point="0" svg:d="m5774 1064v289h-1800v288"><text:p/></draw:connector><draw:connector draw:style-name="gr4" draw:text-style-name="P23" svg:x1="2.7602in" svg:y1="1.6398in" svg:x2="2.0933in" svg:y2="2.0563in" draw:start-shape="id2" draw:start-glue-point="2" draw:end-shape="id3" draw:end-glue-point="0" svg:d="m3975 2361v300h-960v300"><text:p/></draw:connector><draw:connector draw:style-name="gr4" draw:text-style-name="P23" svg:x1="2.7598in" svg:y1="1.6398in" svg:x2="3.4264in" svg:y2="2.0563in" draw:start-shape="id2" draw:start-glue-point="2" draw:end-shape="id4" draw:end-glue-point="0" svg:d="m3974 2361v300h960v300"><text:p/></draw:connector><draw:connector draw:style-name="gr4" draw:text-style-name="P23" svg:x1="2.0933in" svg:y1="2.6398in" svg:x2="2.7185in" svg:y2="3.1398in" draw:start-shape="id3" draw:start-glue-point="2" draw:end-shape="id5" draw:end-glue-point="0" svg:d="m3015 3801v360h900v360"><text:p/></draw:connector><draw:connector draw:style-name="gr4" draw:text-style-name="P23" svg:x1="3.4264in" svg:y1="2.6398in" svg:x2="2.7181in" svg:y2="3.1398in" draw:start-shape="id4" draw:start-glue-point="2" draw:end-shape="id5" draw:end-glue-point="0" svg:d="m4934 3801v360h-1020v360"><text:p/></draw:connector><draw:connector draw:style-name="gr4" draw:text-style-name="P23" svg:x1="2.7181in" svg:y1="3.8898in" svg:x2="2.7181in" svg:y2="4.0563in" draw:start-shape="id5" draw:start-glue-point="2" draw:end-shape="id6" draw:end-glue-point="0" svg:d="m3914 5601v240"><text:p/></draw:connector><draw:connector draw:style-name="gr4" draw:text-style-name="P23" svg:x1="2.7181in" svg:y1="4.6398in" svg:x2="2.7181in" svg:y2="5.1398in" draw:start-shape="id6" draw:start-glue-point="2" draw:end-shape="id7" draw:end-glue-point="0" svg:d="m3914 6681v720"><text:p/></draw:connector><draw:connector draw:style-name="gr4" draw:text-style-name="P23" svg:x1="2.7181in" svg:y1="4.6398in" svg:x2="3.7598in" svg:y2="5.1398in" draw:start-shape="id6" draw:start-glue-point="2" draw:end-shape="id8" draw:end-glue-point="0" svg:d="m3914 6681v360h1500v360"><text:p/></draw:connector><draw:connector draw:style-name="gr4" draw:text-style-name="P23" svg:x1="2.7181in" svg:y1="4.6398in" svg:x2="1.6681in" svg:y2="5.1398in" draw:start-shape="id6" draw:start-glue-point="2" draw:end-shape="id9" draw:end-glue-point="0" svg:d="m3914 6681v360h-1512v360"><text:p/></draw:connector><draw:connector draw:style-name="gr4" draw:text-style-name="P23" svg:x1="4.7181in" svg:y1="1.3898in" svg:x2="3.2181in" svg:y2="1.3898in" draw:start-shape="id10" draw:start-glue-point="3" draw:end-shape="id2" draw:end-glue-point="1" svg:d="m6794 2001h-2160"><text:p/></draw:connector><draw:connector draw:style-name="gr4" draw:text-style-name="P23" svg:x1="5.1768in" svg:y1="3.1398in" svg:x2="5.1768in" svg:y2="1.6398in" draw:start-shape="id11" draw:start-glue-point="0" draw:end-shape="id10" draw:end-glue-point="2" svg:d="m7455 4521v-2160"><text:p/></draw:connector><draw:connector draw:style-name="gr4" draw:text-style-name="P23" svg:x1="5.1768in" svg:y1="3.8898in" svg:x2="5.1768in" svg:y2="4.1398in" draw:start-shape="id11" draw:start-glue-point="2" draw:end-shape="id12" draw:end-glue-point="0" svg:d="m7455 5601v360"><text:p/></draw:connector><draw:connector draw:style-name="gr4" draw:text-style-name="P23" svg:x1="4.7181in" svg:y1="3.515in" svg:x2="3.2181in" svg:y2="3.515in" draw:start-shape="id11" draw:start-glue-point="3" draw:end-shape="id5" svg:d="m6794 5062h-2160"><text:p/></draw:connector><draw:connector draw:style-name="gr4" draw:text-style-name="P23" svg:x1="5.6346in" svg:y1="3.5146in" svg:x2="4.4681in" svg:y2="0.439in" draw:start-shape="id11" draw:start-glue-point="1" draw:end-shape="id1" svg:d="m8114 5061h284v-4429h-1964"><text:p/></draw:connector><draw:frame draw:style-name="gr5" draw:text-style-name="P25" svg:width="1.1189in" svg:height="0.3441in" svg:x="3.5996in" svg:y="3.2961in"><draw:text-box><text:p text:style-name="P24"><text:span text:style-name="T5">(startup only)</text:span></text:p></draw:text-box></draw:frame><draw:rect draw:style-name="gr2" draw:text-style-name="P23" draw:id="id13" svg:width="0.9169in" svg:height="0.5996in" svg:x="1.0516in" svg:y="0.1398in"><text:p text:style-name="P21"><text:span text:style-name="T4">JSP, HWP</text:span></text:p><text:p text:style-name="P21"><text:span text:style-name="T4">servers etc.</text:span></text:p></draw:rect><draw:connector draw:style-name="gr4" draw:text-style-name="P23" svg:x1="1.5098in" svg:y1="0.739in" svg:x2="2.7598in" svg:y2="1.1398in" draw:start-shape="id13" draw:start-glue-point="2" draw:end-shape="id2" draw:end-glue-point="0" svg:d="m2174 1064v289h1800v288"><text:p/></draw:connector><draw:rect draw:style-name="gr2" draw:text-style-name="P23" draw:id="id14" svg:width="0.9169in" svg:height="0.5996in" svg:x="2.3016in" svg:y="0.1398in"><text:p text:style-name="P21"><text:span text:style-name="T4">hardware</text:span></text:p><text:p text:style-name="P21"><text:span text:style-name="T4">monitor</text:span></text:p></draw:rect><draw:connector draw:style-name="gr4" draw:text-style-name="P23" svg:x1="2.7598in" svg:y1="0.739in" svg:x2="2.7598in" svg:y2="1.1398in" draw:start-shape="id14" draw:start-glue-point="2" draw:end-shape="id2" draw:end-glue-point="0" svg:d="m3974 1064v577"><text:p/></draw:connector><draw:connector draw:style-name="gr6" draw:text-style-name="P23" svg:x1="1.9681in" svg:y1="0.439in" svg:x2="2.3016in" svg:y2="0.439in" draw:start-shape="id13" draw:start-glue-point="1" draw:end-shape="id14" draw:end-glue-point="3" svg:d="m2834 632h480"><text:p/></draw:connector><draw:connector draw:style-name="gr6" draw:text-style-name="P23" svg:x1="3.2181in" svg:y1="0.439in" svg:x2="3.5516in" svg:y2="0.439in" draw:start-shape="id14" draw:start-glue-point="1" draw:end-shape="id1" draw:end-glue-point="3" svg:d="m4634 632h480"><text:p/></draw:connector></draw:g></text:p><text:p text:style-name="P11">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and HWP servers are also started at this time. <text:s/>The JSP server opens a network server socket, accepts a single connection from a client, and transmits characters to and from the JSP hardware until the adv_jtag_bridge program exits. <text:s/>JSP requests are transacted with the hardware using the dbg_serial_sendrcv() function in dbg_api.c. <text:s/>The HWP server opens a network server socket, accepts a single client connection, and handles an RSP-like command subset until the client disconnects or the program exits. <text:s/>The HWP server uses the functions in dbg_api.c to access the target hardware.</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The RSP, HWP, and JSP servers are all clients of the hardware monitor. <text:s/>The RSP server used it to stop and start the CPU, and for notification of when the CPU has stalled due to break points. <text:s/>The HWP server receives stop / start notifications from the hardware_monitor, but does not send stop / start commands. <text:s/>The JSP server also does not send start / stop commands, but receives notifications – this allows the JSP server to poll the JSP hardware only when the target system is running.</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he Advanced JTAG Bridge</dc:title>
    <dc:subject>The Advanced JTAG Bridge software manual</dc:subject>
    <meta:creation-date>2008-02-22T13:50:31</meta:creation-date>
    <dc:date>2010-11-08T22:37:38</dc:date>
    <meta:editing-cycles>134</meta:editing-cycles>
    <meta:editing-duration>PT16H14M07S</meta:editing-duration>
    <dc:creator>Nathan </dc:creator>
    <meta:document-statistic meta:table-count="1" meta:image-count="0" meta:object-count="0" meta:page-count="19" meta:paragraph-count="226" meta:word-count="6631" meta:character-count="40140"/>
    <meta:user-defined meta:name="Info 1"/>
    <meta:user-defined meta:name="Info 2"/>
    <meta:user-defined meta:name="Info 3"/>
    <meta:user-defined meta:name="Info 4"/>
  </office:meta>
</office:document-meta>
</file>